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13e9a5" officeooo:paragraph-rsid="0013e9a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3e9a5" officeooo:paragraph-rsid="0013e9a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5c3b4" officeooo:paragraph-rsid="0015c3b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63953" officeooo:paragraph-rsid="00163953" style:font-size-asian="10.5pt" style:font-size-complex="12pt"/>
    </style:style>
    <style:style style:name="T1" style:family="text">
      <style:text-properties officeooo:rsid="00163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partie 5</text:p>
      <text:p text:style-name="P1"/>
      <text:p text:style-name="P1"/>
      <text:p text:style-name="P2">Développement : </text:p>
      <text:p text:style-name="P2">Nils Bourgon → classe <text:span text:style-name="T1">PassgerLunatique</text:span> et ses tests </text:p>
      <text:p text:style-name="P2">Thomas Palis→ classe <text:span text:style-name="T1">P</text:span>assagerS<text:span text:style-name="T1">tresse</text:span> et ses tests </text:p>
      <text:p text:style-name="P2"/>
      <text:p text:style-name="P2">1.</text:p>
      <text:p text:style-name="P2"/>
      <text:p text:style-name="P2">Avec la premiere solution, il faudra modifié le code de PassagerStandard à chaque ajout de nouveaux comportements, donc cette solution ne correspond pas à nos attentes.</text:p>
      <text:p text:style-name="P2"/>
      <text:p text:style-name="P2">Avec la deuxieme solution, on va devoir recopier le code PassgerStandard et le modifier selon les besoins de nos nouveaux comportements, il risque d’y avoir beaucoup de duplication de code.</text:p>
      <text:p text:style-name="P2"/>
      <text:p text:style-name="P2">Avec la troisième solution, on limite la duplication de code mais il risque d’en rester au moins dans le constructeur.</text:p>
      <text:p text:style-name="P2"/>
      <text:p text:style-name="P2">2.</text:p>
      <text:p text:style-name="P2"/>
      <text:p text:style-name="P2">On peut rendre accessible les variables d’un parent à une fille grace au mot clé protected.</text:p>
      <text:p text:style-name="P2"><text:s/></text:p>
      <text:p text:style-name="P3">On preferera une methode quand la variable ne doit pas modifier par les nouvelles methodes mais que l’on doit juste accéder à sa valeur. La methode sera protected. </text:p>
      <text:p text:style-name="P3"/>
      <text:p text:style-name="P3">L’appel du constructeur de la classe de base est obligatoire, car le principe d’héritage ne fonctionne que si l’objet de notre nouvelle classe a au moins les propriétés de la classe de base. Il y a une erreur car il n’existe pas de constructeur par defaut de PassagerAbstrait.</text:p>
      <text:p text:style-name="P3"/>
      <text:p text:style-name="P3">3.</text:p>
      <text:p text:style-name="P3"/>
      <text:p text:style-name="P4">On peut factorisé ce code en ajoutant une methode au moment où le code n’est plus repliqué. </text:p>
      <text:p text:style-name="P4"/>
      <text:p text:style-name="P4">3.1. On les déclare abstraites car elles doivent etre implementé en fonction du comportement attendu du passager.</text:p>
      <text:p text:style-name="P4"/>
      <text:p text:style-name="P4">3.2. <text:s/>Elles sont protegé car elle doivent etre utilisé que par cette classe et ses éventuelles classe filles.</text:p>
      <text:p text:style-name="P4"/>
      <text:p text:style-name="P4">On les declare comme finales pour que le comportement d’un passager reste celui d’un passager <text:s/>et qu’elles ne puissent pas etre modifiées. </text:p>
      <text:p text:style-name="P4"/>
      <text:p text:style-name="P4">Si on declare ces classes finales, leurs comportements ne pourra pas etre modifié par la suite, ainsi elles sont protegé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7:26:07.256000000</dc:date>
    <meta:editing-duration>PT2M45S</meta:editing-duration>
    <meta:editing-cycles>1</meta:editing-cycles>
    <meta:document-statistic meta:table-count="0" meta:image-count="0" meta:object-count="0" meta:page-count="1" meta:paragraph-count="19" meta:word-count="286" meta:character-count="1727" meta:non-whitespace-character-count="1450"/>
    <meta:generator>LibreOffice/5.4.2.2$Windows_x86 LibreOffice_project/22b09f6418e8c2d508a9eaf86b2399209b0990f4</meta:generator>
  </office:meta>
</office:document-meta>
</file>